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60">
      <style:text-properties style:text-position=""/>
    </style:style>
    <style:style style:name="ce2" style:family="table-cell" style:parent-style-name="Default"/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Heatin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of macro-electrons</text:p>
          </table:table-cell>
          <table:table-cell office:value-type="string" calcext:value-type="string">
            <text:p>N_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ectron velocity:</text:p>
          </table:table-cell>
          <table:table-cell office:value-type="string" calcext:value-type="string">
            <text:p>v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n weight</text:p>
          </table:table-cell>
          <table:table-cell office:value-type="string" calcext:value-type="string">
            <text:p>we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electrons per macro-elect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netic energy:</text:p>
          </table:table-cell>
          <table:table-cell/>
          <table:table-cell table:formula="of:=0.5*weight*m_e*vx^2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ied electric field:</text:p>
          </table:table-cell>
          <table:table-cell office:value-type="string" calcext:value-type="string">
            <text:p>E_rm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/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ied for:</text:p>
          </table:table-cell>
          <table:table-cell office:value-type="string" calcext:value-type="string">
            <text:p>Nsteps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step</text:p>
          </table:table-cell>
          <table:table-cell office:value-type="string" calcext:value-type="string">
            <text:p>dt</text:p>
          </table:table-cell>
          <table:table-cell table:style-name="ce6" office:value-type="float" office:value="0.0000004" calcext:value-type="float">
            <text:p>4.00E-07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final energy</text:p>
          </table:table-cell>
          <table:table-cell/>
          <table:table-cell table:formula="of:=N_e*weight*[.D15]" office:value-type="float" office:value="4.50870446004184E-019" calcext:value-type="float">
            <text:p>4.50870446004184E-1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grees with random_accel.p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wer per electron</text:p>
          </table:table-cell>
          <table:table-cell/>
          <table:table-cell table:formula="of:=0.5*m_e*(q_e*E_rms/m_e)^2*dt" office:value-type="float" office:value="5.6358805750523E-017" calcext:value-type="float">
            <text:p>5.6358805750523E-1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energy per electron</text:p>
          </table:table-cell>
          <table:table-cell/>
          <table:table-cell table:formula="of:=([.D9]*[.D10])*[.D14]" office:value-type="float" office:value="2.25435223002092E-021" calcext:value-type="float">
            <text:p>2.25435223002092E-21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= </text:p>
          </table:table-cell>
          <table:table-cell table:style-name="Default" table:formula="of:=[.D15]/q_e" office:value-type="float" office:value="0.014070561191683" calcext:value-type="float">
            <text:p>0.0140705612</text:p>
          </table:table-cell>
          <table:table-cell office:value-type="string" calcext:value-type="string">
            <text:p>eV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nsts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_e</text:p>
          </table:table-cell>
          <table:table-cell table:style-name="ce5" table:formula="of:=['file:///home/tph/workspace/dt/tests/unit/consts.ods'#$Sheet1.E91]" office:value-type="float" office:value="9.10938215E-031" calcext:value-type="float">
            <text:p>9.11E-03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_e</text:p>
          </table:table-cell>
          <table:table-cell table:style-name="ce5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mode="copy-results-only"/>
        <table:table-column table:number-columns-repeated="5"/>
        <table:table-row table:number-rows-repeated="90">
          <table:table-cell table:number-columns-repeated="5"/>
        </table:table-row>
        <table:table-row>
          <table:table-cell table:number-columns-repeated="4"/>
          <table:table-cell table:style-name="ce2" office:value-type="float" office:value="9.10938215E-031">
            <text:p>9.10938215E-031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4"/>
          <table:table-cell table:style-name="ce2" office:value-type="float" office:value="1.602176487E-019">
            <text:p>1.602176487E-019</text:p>
          </table:table-cell>
        </table:table-row>
      </table:table>
      <table:named-expressions>
        <table:named-range table:name="dt" table:base-cell-address="$Heating.$C$10" table:cell-range-address="$Heating.$D$10"/>
        <table:named-range table:name="E_rms" table:base-cell-address="$Heating.$C$8" table:cell-range-address="$Heating.$D$8"/>
        <table:named-range table:name="m_e" table:base-cell-address="$consts.$C$4" table:cell-range-address="$consts.$D$4"/>
        <table:named-range table:name="Ne" table:base-cell-address="$Heating.$C$2" table:cell-range-address="$Heating.$D$2"/>
        <table:named-range table:name="Nsteps" table:base-cell-address="$Heating.$C$9" table:cell-range-address="$Heating.$D$9"/>
        <table:named-range table:name="N_e" table:base-cell-address="$Heating.$C$2" table:cell-range-address="$Heating.$D$2"/>
        <table:named-range table:name="q_e" table:base-cell-address="$consts.$C$5" table:cell-range-address="$consts.$D$5"/>
        <table:named-range table:name="vx" table:base-cell-address="$Heating.$C$3" table:cell-range-address="$Heating.$D$3"/>
        <table:named-range table:name="weight" table:base-cell-address="$Heating.$C$4" table:cell-range-address="$Heating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18:47:55.857073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8:44:59.103898744</meta:creation-date>
    <meta:generator>LibreOffice/5.1.6.2$Linux_X86_64 LibreOffice_project/10m0$Build-2</meta:generator>
    <dc:date>2018-05-20T19:05:07.114735425</dc:date>
    <meta:editing-duration>P2DT5H39M1S</meta:editing-duration>
    <meta:editing-cycles>6</meta:editing-cycles>
    <meta:document-statistic meta:table-count="2" meta:cell-count="44" meta:object-count="0"/>
  </office:meta>
</office:document-meta>
</file>